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81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29.63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3.53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3.53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標楷體"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56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送貨服務申請表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甲部：必須填報項目 ─個人資料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姓名：（中文）＿＿＿＿＿＿＿＿＿＿＿＿＿＿＿＿＿＿（英文）<text:span text:style-name="T1"> ＿＿＿＿＿＿＿＿＿＿＿＿＿＿＿＿＿＿        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住址：（中文）＿＿＿＿＿＿＿＿＿＿＿＿＿＿＿＿＿＿<text:span text:style-name="T1">＿＿＿＿＿＿＿＿＿＿＿＿＿＿＿＿＿＿                                  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　　　　　　　＿＿＿＿＿＿＿＿＿＿＿＿＿＿＿＿＿＿＿＿＿＿＿＿＿＿＿＿＿＿＿＿＿＿＿＿ 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      （英文）＿＿＿＿＿＿＿＿＿＿＿＿＿＿＿＿＿＿＿＿＿＿＿＿＿＿＿＿＿＿＿＿＿＿＿＿<text:span text:style-name="T1">                                           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電話：＿＿＿＿＿＿＿＿＿＿＿＿＿＿＿＿＿＿ <text:span text:style-name="T1">                    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性別：<text:span text:style-name="T1">＿＿＿＿＿＿＿＿＿＿＿＿＿＿＿＿＿＿</text:span><text:span text:style-name="T2"> 出生日期：</text:span><text:span text:style-name="T3">＿＿＿＿＿＿＿＿＿＿＿＿＿＿＿＿＿＿              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＃身份證明：□身份證號碼：＿＿＿＿＿＿＿＿＿＿＿＿＿＿＿＿＿＿<text:span text:style-name="T1">                         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＃送貨類別：□到府送貨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　　　　　　□郵局送貨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　　　　　　□快遞送貨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　　　　　　□貨運送貨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乙部：選擇性填報項目 ─ 關係人資料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姓名 ：（中文）＿＿＿＿＿＿＿＿＿＿＿＿＿＿＿＿＿＿（英文）＿＿＿＿＿＿＿＿＿＿＿＿＿＿＿＿＿＿<text:span text:style-name="T1">               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身份證號碼：＿＿＿＿＿＿＿＿＿＿＿＿＿＿＿＿＿＿電話：＿＿＿＿＿＿＿＿＿＿＿＿＿＿＿＿＿＿  <text:span text:style-name="T1">               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＃與甲部所列人士的關係 <text:s text:c="2"/>：□家人□親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丙部：聲明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本人※現聲明在此申請表內所填報的資料真確無誤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申請人簽署：＿＿＿＿＿＿＿＿＿＿＿＿＿＿＿＿＿＿日期：＿＿＿＿＿＿＿＿＿＿＿＿＿＿＿＿＿＿<text:span text:style-name="T1">                  </text:span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姓名：（中文）＿＿＿＿＿＿＿＿＿＿＿＿＿＿＿＿＿＿（英文）：<text:span text:style-name="T1"> </text:span><text:span text:style-name="T2">＿＿＿＿＿＿＿＿＿＿＿＿＿＿＿＿＿＿</text:span>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備註</text:p>
          </table:table-cell>
          <table:table-cell table:number-columns-repeated="1023"/>
        </table:table-row>
        <table:table-row table:style-name="ro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8" table:number-columns-repeated="2"/>
          <table:table-cell table:number-columns-repeated="1022"/>
        </table:table-row>
        <table:table-row table:style-name="ro2" table:number-rows-repeated="19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18:43</meta:creation-date>
    <dc:creator>Joyce</dc:creator>
    <dc:date>2004-04-19T14:32:07</dc:date>
    <meta:print-date>2004-04-19T14:32:02</meta:print-date>
    <meta:document-statistic meta:table-count="1" meta:cell-count="22" meta:object-count="0"/>
    <meta:generator>LibreOffice/5.1.1.3$Windows_x86 LibreOffice_project/89f508ef3ecebd2cfb8e1def0f0ba9a803b88a6d</meta:generator>
  </office:meta>
</office:document-meta>
</file>